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20000033DC172E38B8FD2DC1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9.37cm" svg:height="9.5cm" svg:x="9.28cm" svg:y="0cm">
            <draw:image xlink:href="Pictures/10000001000003320000033DC172E38B8FD2DC1E.png" xlink:type="simple" xlink:show="embed" xlink:actuate="onLoad" draw:mime-type="image/png">
              <text:p/>
            </draw:image>
          </draw:frame>
          <draw:frame draw:style-name="gr1" draw:text-style-name="P1" draw:layer="layout" svg:width="9.37cm" svg:height="9.5cm" draw:transform="rotate (-3.14159265358979) translate (9.37cm 9.5cm)">
            <draw:image xlink:href="Pictures/10000001000003320000033DC172E38B8FD2DC1E.png" xlink:type="simple" xlink:show="embed" xlink:actuate="onLoad" draw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65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01:46:48.719249263</meta:creation-date>
    <dc:date>2024-02-21T01:48:14.225433066</dc:date>
    <meta:editing-duration>PT1M25S</meta:editing-duration>
    <meta:editing-cycles>1</meta:editing-cycles>
    <meta:document-statistic meta:object-count="3"/>
    <meta:generator>LibreOffice/7.4.7.2$Linux_X86_64 LibreOffice_project/40$Build-2</meta:generator>
  </office:meta>
</office:document-meta>
</file>